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1.2535in" fo:break-before="auto" style:use-optimal-row-height="true"/>
    </style:style>
    <style:style style:name="ro9" style:family="table-row">
      <style:table-row-properties style:row-height="1.4299in" fo:break-before="auto" style:use-optimal-row-height="true"/>
    </style:style>
    <style:style style:name="ro10" style:family="table-row">
      <style:table-row-properties style:row-height="0.1957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0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6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48" table:number-columns-repeated="2"/>
          <table:table-cell table:number-columns-repeated="245"/>
        </table:table-row>
        <table:table-row table:style-name="ro1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7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8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5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No idea how to reproduce this right now.</text:p>
          </table:table-cell>
          <table:table-cell table:style-name="ce18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917">1917</text:a></text:span></text:p>
          </table:table-cell>
          <table:table-cell table:style-name="ce18" office:value-type="string">
            <text:p>Unique order on multi-source nodes fails with template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Add a flag to CatFile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8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Really should fix this.</text:p>
          </table:table-cell>
          <table:table-cell table:style-name="ce18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8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Need to do something with this to make it better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19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19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Defer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a xlink:href="http://temerity.us/community/forums/viewtopic.php?t=1960">1960</text:a></text:p>
          </table:table-cell>
          <table:table-cell table:style-name="ce13" office:value-type="string">
            <text:p>More Queue Runtime Controls</text:p>
          </table:table-cell>
          <table:table-cell table:style-name="ce24" office:value-type="string">
            <text:p>Server Daemons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1">
          <table:table-cell table:style-name="ce2" office:value-type="string">
            <text:p><text:a xlink:href="http://temerity.us/community/forums/viewtopic.php?t=1959">1959</text:a></text:p>
          </table:table-cell>
          <table:table-cell table:style-name="ce13" office:value-type="string">
            <text:p>Memory Profile the UI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1">
          <table:table-cell table:style-name="ce2"/>
          <table:table-cell table:style-name="ce13" office:value-type="string">
            <text:p>Node State Overhaul</text:p>
          </table:table-cell>
          <table:table-cell table:style-name="ce24" table:number-columns-repeated="4"/>
          <table:table-cell table:style-name="ce39" table:number-columns-repeated="3"/>
          <table:table-cell table:style-name="ce13" table:number-columns-repeated="2"/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0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Status Overhaul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Must fix so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0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8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Be really nice to actually be able to stop jobmgrs on Windows</text:p>
          </table:table-cell>
          <table:table-cell table:style-name="ce18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8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Leads to really bad behavior with Windows JobManager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0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7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Test</text:p>
          </table:table-cell>
          <table:table-cell table:style-name="ce51" office:value-type="string">
            <text:p>Not sure we know enough about this to really effectively tackle it.  Also it appears to be Windows-only, so it can wait.</text:p>
          </table:table-cell>
          <table:table-cell table:style-name="ce51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8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dows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becomes a priority when we have a heavy windows customer</text:p>
          </table:table-cell>
          <table:table-cell table:style-name="ce18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0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7" office:value-type="string">
            <text:p>2.4.3</text:p>
          </table:table-cell>
          <table:table-cell table:style-name="ce37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est</text:p>
          </table:table-cell>
          <table:table-cell table:style-name="ce20" office:value-type="string">
            <text:p>Haven't been able to reproduce this lately</text:p>
          </table:table-cell>
          <table:table-cell table:style-name="ce20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8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Shouldn't be that hard of a fix, but this should work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7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8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8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3" office:value-type="string">
            <text:p>Update plplugin to handle plugin resource informa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s to be checked-in</text:p>
          </table:table-cell>
          <table:table-cell table:style-name="ce13" office:value-type="string">
            <text:p>John?</text:p>
          </table:table-cell>
          <table:table-cell office:value-type="string">
            <text:p>This is done but decided to exclude in the releases while you away since it dealt with totally changing the interaction with plplugin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fileSelectDialog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7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7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48" table:number-columns-repeated="2"/>
          <table:table-cell table:number-columns-repeated="245"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UI Cor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Brows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erv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/JobView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Detai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Fi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UI Core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PanelUpdat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8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Easy fix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8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Maya fixed a bug we were taking advantage of.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8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0" table:number-rows-repeated="65296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1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1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1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2"/>
      </table:named-expressions>
      <table:database-ranges>
        <table:database-range table:target-range-address="All.A9:All.L192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0">05/20/2009</text:date>, <text:time>04:2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4-21T15:57:06</meta:creation-date>
    <dc:date>2009-05-20T04:21:19</dc:date>
    <meta:editing-cycles>99</meta:editing-cycles>
    <meta:editing-duration>P1DT15H33M3S</meta:editing-duration>
    <meta:user-defined meta:name="Info 1"/>
    <meta:user-defined meta:name="Info 2"/>
    <meta:user-defined meta:name="Info 3"/>
    <meta:user-defined meta:name="Info 4"/>
    <meta:document-statistic meta:table-count="2" meta:cell-count="2654"/>
  </office:meta>
</office:document-meta>
</file>